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valonContext.setApplicationHome( String applicationHo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valonContext.get( Object key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AvalonContext.setApplicationName( String application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